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9b5a0" officeooo:paragraph-rsid="003419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c5b00" officeooo:paragraph-rsid="003e39b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3c5b00" officeooo:paragraph-rsid="003c5b00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449914" officeooo:paragraph-rsid="0044991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3694e6"/>
    </style:style>
    <style:style style:name="P7" style:family="paragraph" style:parent-style-name="Standard">
      <style:paragraph-properties fo:text-align="start" style:justify-single-word="false"/>
      <style:text-properties officeooo:paragraph-rsid="003e39bd"/>
    </style:style>
    <style:style style:name="P8" style:family="paragraph" style:parent-style-name="Standard">
      <style:paragraph-properties fo:text-align="start" style:justify-single-word="false"/>
      <style:text-properties officeooo:paragraph-rsid="004292a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a366" officeooo:paragraph-rsid="0034192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5a366" officeooo:paragraph-rsid="004292a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145fb" officeooo:paragraph-rsid="004145f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145fb" officeooo:paragraph-rsid="004292a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a366" officeooo:paragraph-rsid="003419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341927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fdf8" officeooo:paragraph-rsid="0034192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784f9" officeooo:paragraph-rsid="00449914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a7ce2" officeooo:paragraph-rsid="00449914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7ce2" officeooo:paragraph-rsid="003e39bd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49914" officeooo:paragraph-rsid="00449914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68cb0" officeooo:paragraph-rsid="00468cb0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145fb" officeooo:paragraph-rsid="003e39bd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officeooo:rsid="003784f9" officeooo:paragraph-rsid="003c5b00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3694e6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449914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468cb0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449914"/>
    </style:style>
    <style:style style:name="P30" style:family="paragraph" style:parent-style-name="Standard" style:list-style-name="L5">
      <style:paragraph-properties fo:text-align="start" style:justify-single-word="false"/>
      <style:text-properties officeooo:paragraph-rsid="003e39bd"/>
    </style:style>
    <style:style style:name="P31" style:family="paragraph" style:parent-style-name="Standard" style:list-style-name="L6">
      <style:paragraph-properties fo:text-align="start" style:justify-single-word="false"/>
      <style:text-properties officeooo:paragraph-rsid="003e39bd"/>
    </style:style>
    <style:style style:name="P32" style:family="paragraph" style:parent-style-name="Standard">
      <style:paragraph-properties fo:text-align="start" style:justify-single-word="false"/>
      <style:text-properties officeooo:paragraph-rsid="003694e6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449914" officeooo:paragraph-rsid="00449914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449914" officeooo:paragraph-rsid="00449914"/>
    </style:style>
    <style:style style:name="P35" style:family="paragraph" style:parent-style-name="Standard">
      <style:paragraph-properties fo:text-align="start" style:justify-single-word="false"/>
      <style:text-properties officeooo:rsid="0047c86c" officeooo:paragraph-rsid="0047c86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449914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49914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5fb47" style:font-weight-asian="bold" style:font-weight-complex="bold"/>
    </style:style>
    <style:style style:name="T7" style:family="text">
      <style:text-properties officeooo:rsid="0035fb47"/>
    </style:style>
    <style:style style:name="T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3694e6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784f9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61a15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a7ce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a3baa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145f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49914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68cb0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694e6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61a15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c5b00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a7ce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f71e0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145fb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4991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68cb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35fb47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7a27a" style:font-size-asian="12pt" style:font-weight-asian="bold" style:font-size-complex="12pt" style:font-weight-complex="bold"/>
    </style:style>
    <style:style style:name="T32" style:family="text">
      <style:text-properties officeooo:rsid="004145fb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4145fb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4292ad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35a366" style:font-size-asian="12pt" style:font-weight-asian="bold" style:font-size-complex="12pt" style:font-weight-complex="bold"/>
    </style:style>
    <style:style style:name="T36" style:family="text">
      <style:text-properties officeooo:rsid="004292ad"/>
    </style:style>
    <style:style style:name="T37" style:family="text">
      <style:text-properties officeooo:rsid="0043d163"/>
    </style:style>
    <style:style style:name="T38" style:family="text">
      <style:text-properties officeooo:rsid="00449914"/>
    </style:style>
    <style:style style:name="T39" style:family="text">
      <style:text-properties style:font-name="DejaVu Sans Condensed1" officeooo:rsid="00345fe5" style:font-name-asian="DejaVu Sans Condensed1" style:font-name-complex="DejaVu Sans Condensed1"/>
    </style:style>
    <style:style style:name="T40" style:family="text">
      <style:text-properties style:font-name-asian="DejaVu Sans Condensed1" style:font-name-complex="DejaVu Sans Condensed1"/>
    </style:style>
    <style:style style:name="T41" style:family="text">
      <style:text-properties officeooo:rsid="00322853" style:font-name-asian="DejaVu Sans Condensed1" style:font-name-complex="DejaVu Sans Condense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31">041</text:span><text:span text:style-name="T26"> - </text:span><text:span text:style-name="T27">A/</text:span><text:span text:style-name="T28">A </text:span><text:span text:style-name="T29">- </text:span><text:span text:style-name="T30">Missiles and Guns</text:span></text:p>
      <text:p text:style-name="P1"/>
      <text:p text:style-name="P35"><text:span text:style-name="T18">C</text:span><text:span text:style-name="T17">orner speed: 350-420 kts</text:span></text:p>
      <text:p text:style-name="P6"><text:span text:style-name="T18"/></text:p>
      <text:p text:style-name="P6"><text:span text:style-name="T18">BVR combat and </text:span><text:span text:style-name="T20">R</text:span><text:span text:style-name="T18">adar</text:span></text:p>
      <text:list xml:id="list4040233779" text:style-name="L1">
        <text:list-item>
          <text:p text:style-name="P15">Press <text:span text:style-name="T5">B</text:span><text:span text:style-name="T6">2</text:span> to enter <text:span text:style-name="T6">BVR Master Mode</text:span><text:span text:style-name="T7">.</text:span></text:p>
        </text:list-item>
        <text:list-item>
          <text:p text:style-name="P26"><text:span text:style-name="T9">Press </text:span><text:span text:style-name="T18">Pinky Switch up</text:span><text:span text:style-name="T9"> to </text:span><text:span text:style-name="T18">turn on radar</text:span><text:span text:style-name="T9">. <text:s/></text:span><text:span text:style-name="T14">Radar MFD shows range in top right corner when radar is on</text:span><text:span text:style-name="T12">.</text:span></text:p>
        </text:list-item>
        <text:list-item>
          <text:p text:style-name="P33"><text:span text:style-name="T12">C</text:span><text:span text:style-name="T8">hange </text:span><text:span text:style-name="T17">range</text:span><text:span text:style-name="T8"> with </text:span><text:span text:style-name="T17">TDC to top or bottom</text:span><text:span text:style-name="T8"> of screen, or </text:span><text:span text:style-name="T17">Top Hat Ring</text:span><text:span text:style-name="T8">.</text:span></text:p>
        </text:list-item>
        <text:list-item>
          <text:p text:style-name="P27"><text:span text:style-name="T15">Change </text:span><text:span text:style-name="T24">elevation</text:span><text:span text:style-name="T15"> with </text:span><text:span text:style-name="T24">Middle Finger Hat up/down</text:span><text:span text:style-name="T15">. <text:s/></text:span><text:span text:style-name="T9">Radar elevation is shown </text:span><text:span text:style-name="T10">on left side of </text:span><text:span text:style-name="T15">MFD</text:span><text:span text:style-name="T10">, </text:span><text:span text:style-name="T15">with altitudes of radar cone in 1000x ft</text:span><text:span text:style-name="T10">. <text:s/></text:span><text:span text:style-name="T12">R</text:span><text:span text:style-name="T10">adar is stabilized in pitch and roll.</text:span></text:p>
        </text:list-item>
        <text:list-item>
          <text:p text:style-name="P28"><text:span text:style-name="T16">Toggle </text:span><text:span text:style-name="T25">azimuth range (60 deg/30 deg)</text:span><text:span text:style-name="T16"> with </text:span><text:span text:style-name="T25">Middle Finger Hat left/right</text:span><text:span text:style-name="T16">.</text:span></text:p>
        </text:list-item>
        <text:list-item>
          <text:p text:style-name="P27"><text:span text:style-name="T9">In the </text:span><text:span text:style-name="T15">radar </text:span><text:span text:style-name="T9">MFD, </text:span><text:span text:style-name="T15">e</text:span><text:span text:style-name="T9">nemy contacts </text:span><text:span text:style-name="T15">are a </text:span><text:span text:style-name="T24">brick</text:span><text:span text:style-name="T15">, </text:span><text:span text:style-name="T9">friendly contacts </text:span><text:span text:style-name="T15">are a </text:span><text:span text:style-name="T24">circle</text:span><text:span text:style-name="T9">. <text:s/></text:span><text:span text:style-name="T15">Targets are IFF'd automatically.</text:span></text:p>
        </text:list-item>
        <text:list-item>
          <text:p text:style-name="P16">Vertical lines of repeating contacts are jamming you.</text:p>
        </text:list-item>
      </text:list>
      <text:p text:style-name="P4"><text:span text:style-name="T38">RWS mode (default)</text:span>:</text:p>
      <text:list xml:id="list2957588220" text:style-name="L2">
        <text:list-item>
          <text:p text:style-name="P34"><text:span text:style-name="T10">C</text:span><text:span text:style-name="T8">ycle </text:span><text:span text:style-name="T17">PRF modes</text:span><text:span text:style-name="T8"> MED/HI/interleaved with </text:span><text:span text:style-name="T17">Shift-Middle Finger Hat press</text:span><text:span text:style-name="T8">.</text:span></text:p>
        </text:list-item>
      </text:list>
      <text:list xml:id="list1577367572" text:style-name="L3">
        <text:list-item>
          <text:list>
            <text:list-item>
              <text:p text:style-name="P17">Use MED for targets going away from you or at closer range (&lt;45 km).</text:p>
            </text:list-item>
            <text:list-item>
              <text:p text:style-name="P19">Use HI for targets coming toward you or at longer range (&gt;45 km).</text:p>
            </text:list-item>
          </text:list>
        </text:list-item>
      </text:list>
      <text:list xml:id="list94115091773779" text:continue-list="list2957588220" text:style-name="L2">
        <text:list-item>
          <text:p text:style-name="P20">Press <text:span text:style-name="T5">TDC Press</text:span> to lock a target into <text:span text:style-name="T5">STT</text:span> mode.</text:p>
        </text:list-item>
        <text:list-item>
          <text:p text:style-name="P23">When a target is locked in STT:</text:p>
          <text:list>
            <text:list-item>
              <text:p text:style-name="P23">Top row of radar screen shows contact TAS, aspect angle, and heading.</text:p>
            </text:list-item>
            <text:list-item>
              <text:p text:style-name="P23">Left side of radar screen shows target altitude in thousands of feet ("29-8" = 29,800 ft).</text:p>
            </text:list-item>
            <text:list-item>
              <text:p text:style-name="P23">Right side of radar screen shows range to target in nmi and weapon DLZ.</text:p>
            </text:list-item>
            <text:list-item>
              <text:p text:style-name="P23">Bottom row of radar screen shows your ground speed, NCTR target ID if available, missile flight time, and target range.</text:p>
            </text:list-item>
          </text:list>
        </text:list-item>
      </text:list>
      <text:p text:style-name="P5">TWS mode and ripple <text:span text:style-name="T39">‌</text:span><text:span text:style-name="T41">f</text:span><text:span text:style-name="T39">‌</text:span><text:span text:style-name="T41">i</text:span><text:span text:style-name="T40">ring </text:span>AMRAAMs:</text:p>
      <text:list xml:id="list77463771" text:style-name="L4">
        <text:list-item>
          <text:p text:style-name="P25"><text:span text:style-name="T4">Toggle </text:span><text:span text:style-name="T2">RWS/TWS mode</text:span><text:span text:style-name="T4"> </text:span><text:span text:style-name="T3">with </text:span><text:span text:style-name="T1">Middle Finger Hat press</text:span><text:span text:style-name="T3">.</text:span></text:p>
        </text:list-item>
        <text:list-item>
          <text:p text:style-name="P21">Targets show heading with line and altitude in 1000x ft above.</text:p>
        </text:list-item>
        <text:list-item>
          <text:p text:style-name="P29"><text:span text:style-name="T10">To designate first target, move the </text:span><text:span text:style-name="T15">TDC </text:span><text:span text:style-name="T10">over the target </text:span><text:span text:style-name="T15">and</text:span><text:span text:style-name="T10"> </text:span><text:span text:style-name="T15">lock with</text:span><text:span text:style-name="T10"> </text:span><text:span text:style-name="T24">TDC Press</text:span><text:span text:style-name="T10">. <text:s/></text:span><text:span text:style-name="T15">Then lock next target (will show as "bugged"), etc. <text:s/>You can designate up to ?? number of targets??.</text:span></text:p>
        </text:list-item>
        <text:list-item>
          <text:p text:style-name="P21">Designate the same target twice in a row to lock it up in <text:span text:style-name="T5">STT</text:span> mode.</text:p>
        </text:list-item>
        <text:list-item>
          <text:p text:style-name="P21">Firing AMRAAMs will cycle through the targets in turn.</text:p>
        </text:list-item>
      </text:list>
      <text:p text:style-name="P2"/>
      <text:p text:style-name="P7"><text:span text:style-name="T18">WVR combat </text:span><text:span text:style-name="T21">and </text:span><text:span text:style-name="T23">ACM</text:span><text:span text:style-name="T22"> (dogfight) modes</text:span></text:p>
      <text:list xml:id="list1336375815" text:style-name="L5">
        <text:list-item>
          <text:p text:style-name="P30"><text:span text:style-name="T9">Press </text:span><text:span text:style-name="T19">Gray Reset Hat</text:span><text:span text:style-name="T11"> for </text:span><text:span text:style-name="T14">ACM</text:span><text:span text:style-name="T13"> (</text:span><text:span text:style-name="T11">dogfight</text:span><text:span text:style-name="T13">)</text:span><text:span text:style-name="T11"> modes:</text:span></text:p>
        </text:list-item>
      </text:list>
      <text:list xml:id="list3233368215" text:style-name="L6">
        <text:list-item>
          <text:list>
            <text:list-item>
              <text:p text:style-name="P31"><text:span text:style-name="T11">F: </text:span><text:span text:style-name="T12">Boresight scan</text:span></text:p>
            </text:list-item>
            <text:list-item>
              <text:p text:style-name="P18">R: Vertical scan</text:p>
            </text:list-item>
            <text:list-item>
              <text:p text:style-name="P22">P: FLOOD mode (guides AIM-7 Sparrow to closest target inside circle on HUD??)</text:p>
            </text:list-item>
            <text:list-item>
              <text:p text:style-name="P22">B: Gun and gun auto acquisition mode (locks targets under gunsight)</text:p>
            </text:list-item>
          </text:list>
        </text:list-item>
      </text:list>
      <text:list xml:id="list94114884262940" text:continue-list="list1336375815" text:style-name="L5">
        <text:list-item>
          <text:p text:style-name="P24">ACM dogfight modes automatically lock the first target they see.</text:p>
        </text:list-item>
      </text:list>
      <text:p text:style-name="P3"/>
      <text:p text:style-name="P8"><text:span text:style-name="T33">AIM-9</text:span><text:span text:style-name="T34">P</text:span><text:span text:style-name="T35"> -- </text:span><text:span text:style-name="T34">Rear aspect</text:span></text:p>
      <text:p text:style-name="P10"><text:span text:style-name="T32">AIM-9</text:span><text:span text:style-name="T36">P-5</text:span> -- Limited all aspect</text:p>
      <text:p text:style-name="P9"><text:span text:style-name="T32">AIM-9L</text:span> -- Limited all aspect</text:p>
      <text:p text:style-name="P11">AIM-9M -- All aspect</text:p>
      <text:p text:style-name="P13"/>
      <text:p text:style-name="P12">AIM-7<text:span text:style-name="T36">E</text:span> -- SARH, short range, <text:span text:style-name="T36">Vietnam era</text:span></text:p>
      <text:p text:style-name="P11">AIM-7F -- SARH, short range, <text:span text:style-name="T37">poor look-down-shoot-down</text:span></text:p>
      <text:p text:style-name="P11">AIM-7M -- SARH, medium range</text:p>
      <text:p text:style-name="P11">AIM-7MH -- SARH, medium range, improved pursuit logic</text:p>
      <text:p text:style-name="P9"/>
      <text:p text:style-name="P11">AIM-120B -- ARH, medium range</text:p>
      <text:p text:style-name="P11">AIM-120C -- ARH, medium range, improved pursuit logi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7T09:41:14.075000000</dc:date>
    <meta:editing-duration>P1DT4H53M6S</meta:editing-duration>
    <meta:editing-cycles>5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3" meta:word-count="464" meta:character-count="2511" meta:non-whitespace-character-count="2112"/>
  </office:meta>
</office:document-meta>
</file>